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Project name</text:p>
          </table:table-cell>
          <table:table-cell office:value-type="string">
            <text:p>name</text:p>
          </table:table-cell>
          <table:table-cell/>
          <table:table-cell office:value-type="string">
            <text:p>audio</text:p>
          </table:table-cell>
          <table:table-cell office:value-type="string">
            <text:p>video</text:p>
          </table:table-cell>
          <table:table-cell office:value-type="string">
            <text:p>Re-evaluation</text:p>
          </table:table-cell>
          <table:table-cell office:value-type="string">
            <text:p>paymentAudio</text:p>
          </table:table-cell>
          <table:table-cell office:value-type="string">
            <text:p>paymentVideo</text:p>
          </table:table-cell>
          <table:table-cell office:value-type="string">
            <text:p>paymentTotal</text:p>
          </table:table-cell>
          <table:table-cell office:value-type="string">
            <text:p>10% to aman</text:p>
          </table:table-cell>
          <table:table-cell office:value-type="string">
            <text:p>my income</text:p>
          </table:table-cell>
          <table:table-cell/>
          <table:table-cell office:value-type="string">
            <text:p>projectCompletion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mpers</text:p>
          </table:table-cell>
          <table:table-cell office:value-type="string">
            <text:p>Amrita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80">
            <text:p>80</text:p>
          </table:table-cell>
          <table:table-cell office:value-type="float" office:value="720">
            <text:p>720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ultiverse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ternal Code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pcoming Summer</text:p>
          </table:table-cell>
          <table:table-cell office:value-type="string">
            <text:p>Niha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t Young Blood</text:p>
          </table:table-cell>
          <table:table-cell office:value-type="string">
            <text:p>Nihla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volt</text:p>
          </table:table-cell>
          <table:table-cell office:value-type="string">
            <text:p>Amrita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80">
            <text:p>80</text:p>
          </table:table-cell>
          <table:table-cell office:value-type="float" office:value="720">
            <text:p>720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ad Rising Watch Over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720">
            <text:p>720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8">28/01/2022</text:date>, <text:time>02:2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rabhat Maurya</meta:initial-creator>
    <meta:creation-date>2022-01-22T00:08:22.48</meta:creation-date>
    <dc:date>2022-01-28T02:28:34.27</dc:date>
    <dc:creator>Suprabhat Maurya</dc:creator>
    <meta:editing-duration>PT2H28M17S</meta:editing-duration>
    <meta:editing-cycles>15</meta:editing-cycles>
    <meta:generator>OpenOffice/4.1.11$Win32 OpenOffice.org_project/4111m1$Build-9808</meta:generator>
    <meta:document-statistic meta:table-count="3" meta:cell-count="116" meta:object-count="0"/>
  </office:meta>
</office:document-meta>
</file>